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4pt" style:font-style-asian="normal" style:font-weight-asian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</style:style>
    <style:style style:name="P6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P7" style:family="paragraph" style:parent-style-name="Footer">
      <style:text-properties style:font-name="文泉驛微米黑" fo:font-size="8pt" officeooo:rsid="00074b7c" officeooo:paragraph-rsid="00074b7c" style:font-name-asian="文泉驛微米黑" style:font-size-asian="8pt" style:font-size-complex="8pt"/>
    </style:style>
    <style:style style:name="T1" style:family="text">
      <style:text-properties style:font-name="WenQuanYi Micro Hei" fo:font-size="14pt" fo:font-style="normal" fo:font-weight="normal"/>
    </style:style>
    <style:style style:name="T2" style:family="text">
      <style:text-properties style:font-name="WenQuanYi Micro Hei" fo:font-size="14pt" fo:font-style="normal" fo:font-weight="normal" style:font-name-asian="WenQuanYi Micro Hei" style:font-size-asian="14pt" style:font-style-asian="normal" style:font-weight-asian="normal"/>
    </style:style>
    <style:style style:name="T3" style:family="text">
      <style:text-properties style:font-name="WenQuanYi Micro Hei" fo:font-size="10pt" fo:font-style="normal" fo:font-weight="normal"/>
    </style:style>
    <style:style style:name="T4" style:family="text">
      <style:text-properties style:font-name="WenQuanYi Micro Hei" fo:font-size="10pt" fo:font-style="normal" fo:font-weight="normal" style:font-name-asian="WenQuanYi Micro Hei" style:font-size-asian="14pt" style:font-style-asian="normal" style:font-weight-asian="normal"/>
    </style:style>
    <style:style style:name="T5" style:family="text">
      <style:text-properties style:font-name="WenQuanYi Micro Hei" fo:font-size="10pt" fo:font-style="normal" fo:font-weight="normal" style:font-name-asian="WenQuanYi Micro Hei" style:font-size-asian="13pt" style:font-style-asian="normal" style:font-weight-asian="normal"/>
    </style:style>
    <style:style style:name="T6" style:family="text">
      <style:text-properties style:font-name="WenQuanYi Micro Hei" fo:font-size="13pt" fo:font-style="normal" fo:font-weight="normal"/>
    </style:style>
    <style:style style:name="T7" style:family="text">
      <style:text-properties style:font-name="WenQuanYi Micro Hei" fo:font-size="13pt" fo:font-style="normal" fo:font-weight="normal" style:font-name-asian="WenQuanYi Micro Hei" style:font-size-asian="14pt" style:font-style-asian="normal" style:font-weight-asian="normal"/>
    </style:style>
    <style:style style:name="T8" style:family="text">
      <style:text-properties style:font-name-asian="WenQuanYi Micro Hei" style:font-size-asian="14pt" style:font-style-asian="normal" style:font-weight-asian="normal"/>
    </style:style>
    <style:style style:name="T9" style:family="text">
      <style:text-properties style:font-name-asian="WenQuanYi Micro Hei" style:font-size-asian="10pt" style:font-style-asian="normal" style:font-weight-asian="normal"/>
    </style:style>
    <style:style style:name="T10" style:family="text">
      <style:text-properties style:font-name-asian="WenQuanYi Micro Hei" style:font-size-asian="13pt" style:font-style-asian="normal" style:font-weight-asian="normal"/>
    </style:style>
    <style:style style:name="T11" style:family="text">
      <style:text-properties fo:font-variant="normal" fo:text-transform="none" fo:color="#000000" fo:letter-spacing="normal" style:font-name-asian="WenQuanYi Micro Hei" style:font-size-asian="14pt" style:font-style-asian="normal" style:font-weight-asian="normal"/>
    </style:style>
    <style:style style:name="T12" style:family="text"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T13" style:family="text"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T14" style:family="text">
      <style:text-properties officeooo:rsid="000883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In</text:span><text:span text:style-name="T5">母的送十一</text:span><text:span text:style-name="T7">kâi</text:span><text:span text:style-name="T5">杯仔予伊。</text:span></text:p>
      <text:p text:style-name="P4">In bú--ê sàng tsa̍p-it kâi pue-á hōo i.</text:p>
      <text:p text:style-name="Text_20_body"/>
      <text:p text:style-name="P3">我送予伊兩枝筆。</text:p>
      <text:p text:style-name="P4">Guá sàng hōo i nn̄g ki pit.</text:p>
      <text:p text:style-name="Text_20_body"/>
      <text:p text:style-name="P3">媽大爸三歲。</text:p>
      <text:p text:style-name="P4">Ma̋ tuā pa̋ sann huè.</text:p>
      <text:p text:style-name="Text_20_body"/>
      <text:p text:style-name="P1"><text:span text:style-name="T6">In</text:span><text:span text:style-name="T10">予賊仔偷提九十八萬箍。</text:span></text:p>
      <text:p text:style-name="P4">In hōo tsha̍t-á thau-the̍h káu-tsa̍p-peh-bān khoo.</text:p>
      <text:p text:style-name="Text_20_body"/>
      <text:p text:style-name="P3">阿水伯仔送予我三十包糖仔。</text:p>
      <text:p text:style-name="P4">A-tsuí-peh--á sàng hōo guá sann-tsa̍p pau thn̂g-á.</text:p>
      <text:p text:style-name="Text_20_body"/>
      <text:p text:style-name="P1"><text:span text:style-name="T10">股票頂禮拜落</text:span><text:span text:style-name="T6">660</text:span><text:span text:style-name="T10">點，收盤收</text:span><text:span text:style-name="T6">9300</text:span><text:span text:style-name="T10">點。</text:span></text:p>
      <text:p text:style-name="P4">Kóo-phiò tíng lé-pài lo̍h la̍k-pah la̍k-tsa̍p tiám, siu-puânn siu káu-tshing sann-pah tiám.</text:p>
      <text:p text:style-name="Text_20_body"/>
      <text:p text:style-name="P3">我共伊討三十三張全聯的標仔，希望會赴得換雙人牌刀仔。</text:p>
      <text:p text:style-name="P4">Guá kā i thó sann-tsa̍p-sann tiunn Tsuân-liân ê phiau-á, hi-bāng ē-hù-tsit uānn Siang-lâng-pâi to-á.</text:p>
      <text:p text:style-name="Text_20_body"/>
      <text:p text:style-name="P3">我共伊相輸千三。</text:p>
      <text:p text:style-name="P4">Guá kā i sio-su tshing-sann.</text:p>
      <text:p text:style-name="Text_20_body"/>
      <text:p text:style-name="P1"><text:span text:style-name="T10">遮的</text:span><text:span text:style-name="T6">lóng-tsòng</text:span><text:span text:style-name="T10">（攏總）百九。恁兩个是欲分開算抑是做伙？</text:span></text:p>
      <text:p text:style-name="P4">Tsia--ê lóng-tsòng pah-káu. Lín nn̄g ê sī beh pun-khui sǹg ia̍h-sī tsò-hué?</text:p>
      <text:p text:style-name="Text_20_body"/>
      <text:p text:style-name="P3">雙人套餐愛八百七，好額人才食會起啦。</text:p>
      <text:p text:style-name="P4">Siang-lâng thò-tshan ài peh-pah tshit, hó-gia̍h-lâng tsiah tsia̍h-ē-khí--lah.</text:p>
      <text:p text:style-name="P5"><text:soft-page-break/><text:span text:style-name="T12">爸共媽相輸兩千六講伊袂來。</text:span></text:p>
      <text:p text:style-name="P4">Pa̋ <text:span text:style-name="T14">k</text:span>ā ma̋ sio-su nn̄g-tshing la̍k kóng i bē lâi.</text:p>
      <text:p text:style-name="Text_20_body"/>
      <text:p text:style-name="P3">七七四十九工就出山。</text:p>
      <text:p text:style-name="P4">Tshit tshit sì-tsa̍p-káu kang tō tshut-suann.</text:p>
      <text:p text:style-name="Text_20_body"/>
      <text:p text:style-name="P3">頭家，麻煩麵粉斤半。</text:p>
      <text:p text:style-name="P4">Thâu-ke, mâ-huân mī-hún kin-puànn.</text:p>
      <text:p text:style-name="Text_20_body"/>
      <text:p text:style-name="P1"><text:span text:style-name="T10">頭家，三層一斤偌濟（</text:span><text:span text:style-name="T6">luā-tsuē</text:span><text:span text:style-name="T10">）？</text:span></text:p>
      <text:p text:style-name="P4">Thâu-ke, sam-tsân tsi̍t kin luā-tsuē?</text:p>
      <text:p text:style-name="Text_20_body"/>
      <text:p text:style-name="P1"><text:span text:style-name="T10">一斤肉起到四百，悾</text:span><text:span text:style-name="T6">--</text:span><text:span text:style-name="T10">的才會佇過年買肉。</text:span></text:p>
      <text:p text:style-name="P4">Tsi̍t kin bah khí kàu sì-pah, khong--ê tsiah ē tī kuè-nî bé bah.</text:p>
      <text:p text:style-name="Text_20_body"/>
      <text:p text:style-name="P3">四把青菜一百喔！</text:p>
      <text:p text:style-name="P4">Sì pé tshinn-tshài tsi̍t-pah--ooh!</text:p>
      <text:p text:style-name="Text_20_body"/>
      <text:p text:style-name="P3">遮的菜攏總五十。</text:p>
      <text:p text:style-name="P1"><text:span text:style-name="T3">Tsia ê tshài lóng-tsóng gōo-tsa̍p</text:span><text:span text:style-name="T9">。</text:span></text:p>
      <text:p text:style-name="Text_20_body"/>
      <text:p text:style-name="P1"><text:span text:style-name="T10">遮的菜</text:span><text:span text:style-name="T6">lóng-tsòng</text:span><text:span text:style-name="T10">（攏總）五十。</text:span></text:p>
      <text:p text:style-name="P1"><text:span text:style-name="T3">Tsia ê tshài lóng-tsòng gōo-tsa̍p</text:span><text:span text:style-name="T9">。</text:span></text:p>
      <text:p text:style-name="Text_20_body"/>
      <text:p text:style-name="P3">猶閣有賰斗半的米。</text:p>
      <text:p text:style-name="P4">Iáu-koh ū tshun táu-puànn ê bí.</text:p>
      <text:p text:style-name="Text_20_body"/>
      <text:p text:style-name="P3">一蕊花五箍。花一蕊五箍。</text:p>
      <text:p text:style-name="P4">Tsi̍t luí hue gōo khoo. Hue tsi̍t luí gōo khoo.</text:p>
      <text:p text:style-name="P5"><text:soft-page-break/><text:span text:style-name="T12">成百萬的人上街抗議。</text:span></text:p>
      <text:p text:style-name="P4">Tsiânn pah bān ê lâng tsiūnn-ke khòng-gī.</text:p>
      <text:p text:style-name="Text_20_body"/>
      <text:p text:style-name="P1"><text:span text:style-name="T10">看袂出來</text:span><text:span text:style-name="T6">in</text:span><text:span text:style-name="T10">老母才三十捅歲。</text:span></text:p>
      <text:p text:style-name="P4">Khuànn bē tshut-lâi in lāu-bú tsiah sann-tsa̍p-thóng huè.</text:p>
      <text:p text:style-name="Text_20_body"/>
      <text:p text:style-name="P3">全國十億捅欉的樹仔攏剉了了。</text:p>
      <text:p text:style-name="P4">Tsuân-kok tsa̍p-ik thóng tsâng ê tshiū-á lóng tshò liáu-liáu.</text:p>
      <text:p text:style-name="Text_20_body"/>
      <text:p text:style-name="P3">才發覺原本幾億、幾兆尾魚仔予咱人食欲無賰。</text:p>
      <text:p text:style-name="P4">Tsiah huat-kak guân-pún kuí-ik, kuí-tiāu bué hî-á hōo lán lâng tsia̍h beh bô tshun.</text:p>
      <text:p text:style-name="Text_20_body"/>
      <text:p text:style-name="P1"><text:span text:style-name="T10">一間豬牢</text:span><text:span text:style-name="T6">siāng</text:span><text:span text:style-name="T10">（上）少有六百外隻豬仔。</text:span></text:p>
      <text:p text:style-name="P4">Tsi̍t king ti-tiâu siāng tsió ū la̍k-pah-guā tsiah ti-á.</text:p>
      <text:p text:style-name="Text_20_body"/>
      <text:p text:style-name="P3">明明差十幾外票就當選矣。</text:p>
      <text:p text:style-name="P4">Bîng-bîng tsha tsa̍p-kuí-guā phiò tō tòng-suán--ah.</text:p>
      <text:p text:style-name="Text_20_body"/>
      <text:p text:style-name="P3">我予人倒數幾若億呢，規氣跳樓死死好啊。</text:p>
      <text:p text:style-name="P4">Guá hōo lâng tó-siàu kuí-nā ik--neh, kui-khì thiàu-lâu sí-sí hó--ah.</text:p>
      <text:p text:style-name="Text_20_body"/>
      <text:p text:style-name="P3">病院閣欠一二十萬升的血。</text:p>
      <text:p text:style-name="P4">Pēnn-īnn koh khiàm it-jī-tsa̍p-bān tsin ê hueh.</text:p>
      <text:p text:style-name="Text_20_body"/>
      <text:p text:style-name="P3">長短差一兩百外米。</text:p>
      <text:p text:style-name="P4">Tn̂g-té tsha tsi̍t-nn̄g-pah-guā bí.</text:p>
      <text:p text:style-name="Text_20_body"/>
      <text:p text:style-name="P3">我手頭閣無夠二三十箍銀。</text:p>
      <text:p text:style-name="P4">Guá tshiú-thâu koh bô kàu jī-sann-tsa̍p khoo-gîn.</text:p>
      <text:p text:style-name="P5"><text:soft-page-break/><text:span text:style-name="T12">股市起到兩三百萬點的款。</text:span></text:p>
      <text:p text:style-name="P4">Kóo-tshī khí kàu nn̄g-sann-pah-bān tiám ê khuán.</text:p>
      <text:p text:style-name="Text_20_body"/>
      <text:p text:style-name="P1"><text:span text:style-name="T10">凊彩一个</text:span><text:span text:style-name="T6">BOT</text:span><text:span text:style-name="T10">案攏嘛愛三五千萬，袂講得貴。</text:span></text:p>
      <text:p text:style-name="P4">Tshìn-tshái tsi̍t ê BOT àn lóng mā ài sann-gōo-tshing-bān, bē-kóng-tit kuì.</text:p>
      <text:p text:style-name="Text_20_body"/>
      <text:p text:style-name="P3">厝內有六七支喙愛飼。</text:p>
      <text:p text:style-name="P4">Tshù-lāi ū la̍k-tshit ki tshuì ài tshī.</text:p>
      <text:p text:style-name="Text_20_body"/>
      <text:p text:style-name="P3">七八支刀仔全生鉎，有夠討債。</text:p>
      <text:p text:style-name="P4">Tshit-peh ki to-á tsuân senn-sian, ū-kàu thó-tsè.</text:p>
      <text:p text:style-name="Text_20_body"/>
      <text:p text:style-name="P1"><text:span text:style-name="T10">囥佇桌頂的電影票閣有八九張，看</text:span><text:span text:style-name="T6">siáng</text:span><text:span text:style-name="T10">（啥人）愛。</text:span></text:p>
      <text:p text:style-name="P4">Khǹg tī toh-tíng ê tiān-iánn-phiò koh ū peh-káu tiunn, khuànn siáng ài.</text:p>
      <text:p text:style-name="Text_20_body"/>
      <text:p text:style-name="P1"><text:span text:style-name="T6">Gá-suh</text:span><text:span text:style-name="T10">爐一半擺仔無拭，袂偌油啦！</text:span></text:p>
      <text:p text:style-name="P4">Gá-suh-lôo tsi̍t-puànn-pái-á bô tshit, bē luā iû--lah!</text:p>
      <text:p text:style-name="Text_20_body"/>
      <text:p text:style-name="P3">根據民意調查，五成一的民眾袂煩惱水內底有塑膠，四成無表示意見。</text:p>
      <text:p text:style-name="P4">Kin-kì bîn-ì-tiau-tsa, gōo siânn it ê bîn-tsiòng bē huân-ló tsuí lāi-té ū sok-ka, sì siânn bô piáu-sī ì-kiàn.</text:p>
      <text:p text:style-name="Text_20_body"/>
      <text:p text:style-name="P3">一人一款命。</text:p>
      <text:p text:style-name="P4">Tsi̍t lâng tsi̍t khuán miā.</text:p>
      <text:p text:style-name="P5"><text:span text:style-name="T12">一陣鳥仔咧飛。</text:span></text:p>
      <text:p text:style-name="P4">Tsi̍t tīn tsiáu-á teh pue.</text:p>
      <text:p text:style-name="P5"><text:span text:style-name="T12">咱這陣去鹿港愛兩點半鐘。</text:span></text:p>
      <text:p text:style-name="P4">Lán tsit-tsūn khì Lo̍k-káng ài nn̄g tiám puànn tsing.</text:p>
      <text:p text:style-name="P5"><text:span text:style-name="T12">咱這站出發，著下晡三點外才會到嘉義。</text:span></text:p>
      <text:p text:style-name="P5"><text:span text:style-name="T13">Lán tsit-tsām tshut-huat, tio̍h ē-poo sann tiám-guā tsiah ē kàu Ka-gī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文泉驛微米黑" fo:font-size="8pt" style:font-name-asian="文泉驛微米黑" style:font-size-asian="8pt" style:font-size-complex="8pt"/>
    </style:style>
    <style:style style:name="MP2" style:family="paragraph" style:parent-style-name="Footer">
      <style:text-properties style:font-name="文泉驛微米黑" fo:font-size="8pt" officeooo:rsid="00074b7c" officeooo:paragraph-rsid="00074b7c" style:font-name-asian="文泉驛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數詞 -- <text:page-number text:select-page="current">4</text:page-number></text:p>
      </style:header>
      <style:footer>
        <text:p text:style-name="MP2">數詞 --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2:17:05.533816474</meta:creation-date>
    <dc:date>2018-10-26T12:35:54.499327531</dc:date>
    <meta:editing-duration>PT8M38S</meta:editing-duration>
    <meta:editing-cycles>1</meta:editing-cycles>
    <meta:document-statistic meta:table-count="0" meta:image-count="0" meta:object-count="0" meta:page-count="4" meta:paragraph-count="84" meta:word-count="910" meta:character-count="2708" meta:non-whitespace-character-count="2413"/>
    <meta:generator>LibreOffice/5.1.6.2$Linux_X86_64 LibreOffice_project/10m0$Build-2</meta:generator>
  </office:meta>
</office:document-meta>
</file>